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rain_tfidf_split9_level1.B1];[$evaltrain_tfidf_split8_level1.B1];[$evaltrain_tfidf_split7_level1.B1];[$evaltrain_tfidf_split6_level1.B1];[$evaltrain_tfidf_split5_level1.B1];[$evaltrain_tfidf_split4_level1.B1];[$evaltrain_tfidf_split3_level1.B1];[$evaltrain_tfidf_split2_level1.B1];[$evaltrain_tfidf_split1_level1.B1];[$evaltrain_tfidf_split0_level1.B1])" office:value-type="float" office:value="0.922518966904663" calcext:value-type="float">
            <text:p>0.922518966904663</text:p>
          </table:table-cell>
          <table:table-cell table:formula="of:=STDEV([$evaltrain_tfidf_split9_level1.B1];[$evaltrain_tfidf_split8_level1.B1];[$evaltrain_tfidf_split7_level1.B1];[$evaltrain_tfidf_split6_level1.B1];[$evaltrain_tfidf_split5_level1.B1];[$evaltrain_tfidf_split4_level1.B1];[$evaltrain_tfidf_split3_level1.B1];[$evaltrain_tfidf_split2_level1.B1];[$evaltrain_tfidf_split1_level1.B1];[$evaltrain_tfidf_split0_level1.B1])" office:value-type="float" office:value="0.00597439184723643" calcext:value-type="float">
            <text:p>0.005974391847236</text:p>
          </table:table-cell>
          <table:table-cell table:formula="of:=MAX([$evaltrain_tfidf_split9_level1.B1];[$evaltrain_tfidf_split8_level1.B1];[$evaltrain_tfidf_split7_level1.B1];[$evaltrain_tfidf_split6_level1.B1];[$evaltrain_tfidf_split5_level1.B1];[$evaltrain_tfidf_split4_level1.B1];[$evaltrain_tfidf_split3_level1.B1];[$evaltrain_tfidf_split2_level1.B1];[$evaltrain_tfidf_split1_level1.B1];[$evaltrain_tfidf_split0_level1.B1])" office:value-type="float" office:value="0.934508816120907" calcext:value-type="float">
            <text:p>0.934508816120907</text:p>
          </table:table-cell>
          <table:table-cell table:formula="of:=MIN([$evaltrain_tfidf_split9_level1.B1];[$evaltrain_tfidf_split8_level1.B1];[$evaltrain_tfidf_split7_level1.B1];[$evaltrain_tfidf_split6_level1.B1];[$evaltrain_tfidf_split5_level1.B1];[$evaltrain_tfidf_split4_level1.B1];[$evaltrain_tfidf_split3_level1.B1];[$evaltrain_tfidf_split2_level1.B1];[$evaltrain_tfidf_split1_level1.B1];[$evaltrain_tfidf_split0_level1.B1])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rain_tfidf_split9_level1.B2];[$evaltrain_tfidf_split8_level1.B2];[$evaltrain_tfidf_split7_level1.B2];[$evaltrain_tfidf_split6_level1.B2];[$evaltrain_tfidf_split5_level1.B2];[$evaltrain_tfidf_split4_level1.B2];[$evaltrain_tfidf_split3_level1.B2];[$evaltrain_tfidf_split2_level1.B2];[$evaltrain_tfidf_split1_level1.B2];[$evaltrain_tfidf_split0_level1.B2])" office:value-type="float" office:value="0.922518966904663" calcext:value-type="float">
            <text:p>0.922518966904663</text:p>
          </table:table-cell>
          <table:table-cell table:formula="of:=STDEV([$evaltrain_tfidf_split9_level1.B2];[$evaltrain_tfidf_split8_level1.B2];[$evaltrain_tfidf_split7_level1.B2];[$evaltrain_tfidf_split6_level1.B2];[$evaltrain_tfidf_split5_level1.B2];[$evaltrain_tfidf_split4_level1.B2];[$evaltrain_tfidf_split3_level1.B2];[$evaltrain_tfidf_split2_level1.B2];[$evaltrain_tfidf_split1_level1.B2];[$evaltrain_tfidf_split0_level1.B2])" office:value-type="float" office:value="0.00597439184723643" calcext:value-type="float">
            <text:p>0.005974391847236</text:p>
          </table:table-cell>
          <table:table-cell table:formula="of:=MAX([$evaltrain_tfidf_split9_level1.B2];[$evaltrain_tfidf_split8_level1.B2];[$evaltrain_tfidf_split7_level1.B2];[$evaltrain_tfidf_split6_level1.B2];[$evaltrain_tfidf_split5_level1.B2];[$evaltrain_tfidf_split4_level1.B2];[$evaltrain_tfidf_split3_level1.B2];[$evaltrain_tfidf_split2_level1.B2];[$evaltrain_tfidf_split1_level1.B2];[$evaltrain_tfidf_split0_level1.B2])" office:value-type="float" office:value="0.934508816120907" calcext:value-type="float">
            <text:p>0.934508816120907</text:p>
          </table:table-cell>
          <table:table-cell table:formula="of:=MIN([$evaltrain_tfidf_split9_level1.B2];[$evaltrain_tfidf_split8_level1.B2];[$evaltrain_tfidf_split7_level1.B2];[$evaltrain_tfidf_split6_level1.B2];[$evaltrain_tfidf_split5_level1.B2];[$evaltrain_tfidf_split4_level1.B2];[$evaltrain_tfidf_split3_level1.B2];[$evaltrain_tfidf_split2_level1.B2];[$evaltrain_tfidf_split1_level1.B2];[$evaltrain_tfidf_split0_level1.B2])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rain_tfidf_split9_level1.B3];[$evaltrain_tfidf_split8_level1.B3];[$evaltrain_tfidf_split7_level1.B3];[$evaltrain_tfidf_split6_level1.B3];[$evaltrain_tfidf_split5_level1.B3];[$evaltrain_tfidf_split4_level1.B3];[$evaltrain_tfidf_split3_level1.B3];[$evaltrain_tfidf_split2_level1.B3];[$evaltrain_tfidf_split1_level1.B3];[$evaltrain_tfidf_split0_level1.B3])" office:value-type="float" office:value="0.922518966904663" calcext:value-type="float">
            <text:p>0.922518966904663</text:p>
          </table:table-cell>
          <table:table-cell table:formula="of:=STDEV([$evaltrain_tfidf_split9_level1.B3];[$evaltrain_tfidf_split8_level1.B3];[$evaltrain_tfidf_split7_level1.B3];[$evaltrain_tfidf_split6_level1.B3];[$evaltrain_tfidf_split5_level1.B3];[$evaltrain_tfidf_split4_level1.B3];[$evaltrain_tfidf_split3_level1.B3];[$evaltrain_tfidf_split2_level1.B3];[$evaltrain_tfidf_split1_level1.B3];[$evaltrain_tfidf_split0_level1.B3])" office:value-type="float" office:value="0.00597439184723643" calcext:value-type="float">
            <text:p>0.005974391847236</text:p>
          </table:table-cell>
          <table:table-cell table:formula="of:=MAX([$evaltrain_tfidf_split9_level1.B3];[$evaltrain_tfidf_split8_level1.B3];[$evaltrain_tfidf_split7_level1.B3];[$evaltrain_tfidf_split6_level1.B3];[$evaltrain_tfidf_split5_level1.B3];[$evaltrain_tfidf_split4_level1.B3];[$evaltrain_tfidf_split3_level1.B3];[$evaltrain_tfidf_split2_level1.B3];[$evaltrain_tfidf_split1_level1.B3];[$evaltrain_tfidf_split0_level1.B3])" office:value-type="float" office:value="0.934508816120907" calcext:value-type="float">
            <text:p>0.934508816120907</text:p>
          </table:table-cell>
          <table:table-cell table:formula="of:=MIN([$evaltrain_tfidf_split9_level1.B3];[$evaltrain_tfidf_split8_level1.B3];[$evaltrain_tfidf_split7_level1.B3];[$evaltrain_tfidf_split6_level1.B3];[$evaltrain_tfidf_split5_level1.B3];[$evaltrain_tfidf_split4_level1.B3];[$evaltrain_tfidf_split3_level1.B3];[$evaltrain_tfidf_split2_level1.B3];[$evaltrain_tfidf_split1_level1.B3];[$evaltrain_tfidf_split0_level1.B3])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rain_tfidf_split9_level1.B4];[$evaltrain_tfidf_split8_level1.B4];[$evaltrain_tfidf_split7_level1.B4];[$evaltrain_tfidf_split6_level1.B4];[$evaltrain_tfidf_split5_level1.B4];[$evaltrain_tfidf_split4_level1.B4];[$evaltrain_tfidf_split3_level1.B4];[$evaltrain_tfidf_split2_level1.B4];[$evaltrain_tfidf_split1_level1.B4];[$evaltrain_tfidf_split0_level1.B4])" office:value-type="float" office:value="0.000744324871029539" calcext:value-type="float">
            <text:p>0.00074432487103</text:p>
          </table:table-cell>
          <table:table-cell table:formula="of:=STDEV([$evaltrain_tfidf_split9_level1.B4];[$evaltrain_tfidf_split8_level1.B4];[$evaltrain_tfidf_split7_level1.B4];[$evaltrain_tfidf_split6_level1.B4];[$evaltrain_tfidf_split5_level1.B4];[$evaltrain_tfidf_split4_level1.B4];[$evaltrain_tfidf_split3_level1.B4];[$evaltrain_tfidf_split2_level1.B4];[$evaltrain_tfidf_split1_level1.B4];[$evaltrain_tfidf_split0_level1.B4])" office:value-type="float" office:value="0.0000570303459977769" calcext:value-type="float">
            <text:p>5.70303459977769E-05</text:p>
          </table:table-cell>
          <table:table-cell table:formula="of:=MAX([$evaltrain_tfidf_split9_level1.B4];[$evaltrain_tfidf_split8_level1.B4];[$evaltrain_tfidf_split7_level1.B4];[$evaltrain_tfidf_split6_level1.B4];[$evaltrain_tfidf_split5_level1.B4];[$evaltrain_tfidf_split4_level1.B4];[$evaltrain_tfidf_split3_level1.B4];[$evaltrain_tfidf_split2_level1.B4];[$evaltrain_tfidf_split1_level1.B4];[$evaltrain_tfidf_split0_level1.B4])" office:value-type="float" office:value="0.000894505297910924" calcext:value-type="float">
            <text:p>0.000894505297911</text:p>
          </table:table-cell>
          <table:table-cell table:formula="of:=MIN([$evaltrain_tfidf_split9_level1.B4];[$evaltrain_tfidf_split8_level1.B4];[$evaltrain_tfidf_split7_level1.B4];[$evaltrain_tfidf_split6_level1.B4];[$evaltrain_tfidf_split5_level1.B4];[$evaltrain_tfidf_split4_level1.B4];[$evaltrain_tfidf_split3_level1.B4];[$evaltrain_tfidf_split2_level1.B4];[$evaltrain_tfidf_split1_level1.B4];[$evaltrain_tfidf_split0_level1.B4])" office:value-type="float" office:value="0.000701874663861921" calcext:value-type="float">
            <text:p>0.00070187466386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rain_tfidf_split9_level1.B5];[$evaltrain_tfidf_split8_level1.B5];[$evaltrain_tfidf_split7_level1.B5];[$evaltrain_tfidf_split6_level1.B5];[$evaltrain_tfidf_split5_level1.B5];[$evaltrain_tfidf_split4_level1.B5];[$evaltrain_tfidf_split3_level1.B5];[$evaltrain_tfidf_split2_level1.B5];[$evaltrain_tfidf_split1_level1.B5];[$evaltrain_tfidf_split0_level1.B5])" office:value-type="float" office:value="0.00106616310967201" calcext:value-type="float">
            <text:p>0.001066163109672</text:p>
          </table:table-cell>
          <table:table-cell table:formula="of:=STDEV([$evaltrain_tfidf_split9_level1.B5];[$evaltrain_tfidf_split8_level1.B5];[$evaltrain_tfidf_split7_level1.B5];[$evaltrain_tfidf_split6_level1.B5];[$evaltrain_tfidf_split5_level1.B5];[$evaltrain_tfidf_split4_level1.B5];[$evaltrain_tfidf_split3_level1.B5];[$evaltrain_tfidf_split2_level1.B5];[$evaltrain_tfidf_split1_level1.B5];[$evaltrain_tfidf_split0_level1.B5])" office:value-type="float" office:value="0.0000026644536351454" calcext:value-type="float">
            <text:p>2.6644536351454E-06</text:p>
          </table:table-cell>
          <table:table-cell table:formula="of:=MAX([$evaltrain_tfidf_split9_level1.B5];[$evaltrain_tfidf_split8_level1.B5];[$evaltrain_tfidf_split7_level1.B5];[$evaltrain_tfidf_split6_level1.B5];[$evaltrain_tfidf_split5_level1.B5];[$evaltrain_tfidf_split4_level1.B5];[$evaltrain_tfidf_split3_level1.B5];[$evaltrain_tfidf_split2_level1.B5];[$evaltrain_tfidf_split1_level1.B5];[$evaltrain_tfidf_split0_level1.B5])" office:value-type="float" office:value="0.0010705927766653" calcext:value-type="float">
            <text:p>0.001070592776665</text:p>
          </table:table-cell>
          <table:table-cell table:formula="of:=MIN([$evaltrain_tfidf_split9_level1.B5];[$evaltrain_tfidf_split8_level1.B5];[$evaltrain_tfidf_split7_level1.B5];[$evaltrain_tfidf_split6_level1.B5];[$evaltrain_tfidf_split5_level1.B5];[$evaltrain_tfidf_split4_level1.B5];[$evaltrain_tfidf_split3_level1.B5];[$evaltrain_tfidf_split2_level1.B5];[$evaltrain_tfidf_split1_level1.B5];[$evaltrain_tfidf_split0_level1.B5])" office:value-type="float" office:value="0.00106374839628527" calcext:value-type="float">
            <text:p>0.00106374839628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rain_tfidf_split9_level1.B6];[$evaltrain_tfidf_split8_level1.B6];[$evaltrain_tfidf_split7_level1.B6];[$evaltrain_tfidf_split6_level1.B6];[$evaltrain_tfidf_split5_level1.B6];[$evaltrain_tfidf_split4_level1.B6];[$evaltrain_tfidf_split3_level1.B6];[$evaltrain_tfidf_split2_level1.B6];[$evaltrain_tfidf_split1_level1.B6];[$evaltrain_tfidf_split0_level1.B6])" office:value-type="float" office:value="0.000828255292651192" calcext:value-type="float">
            <text:p>0.000828255292651</text:p>
          </table:table-cell>
          <table:table-cell table:formula="of:=STDEV([$evaltrain_tfidf_split9_level1.B6];[$evaltrain_tfidf_split8_level1.B6];[$evaltrain_tfidf_split7_level1.B6];[$evaltrain_tfidf_split6_level1.B6];[$evaltrain_tfidf_split5_level1.B6];[$evaltrain_tfidf_split4_level1.B6];[$evaltrain_tfidf_split3_level1.B6];[$evaltrain_tfidf_split2_level1.B6];[$evaltrain_tfidf_split1_level1.B6];[$evaltrain_tfidf_split0_level1.B6])" office:value-type="float" office:value="0.0000532704914967128" calcext:value-type="float">
            <text:p>5.32704914967128E-05</text:p>
          </table:table-cell>
          <table:table-cell table:formula="of:=MAX([$evaltrain_tfidf_split9_level1.B6];[$evaltrain_tfidf_split8_level1.B6];[$evaltrain_tfidf_split7_level1.B6];[$evaltrain_tfidf_split6_level1.B6];[$evaltrain_tfidf_split5_level1.B6];[$evaltrain_tfidf_split4_level1.B6];[$evaltrain_tfidf_split3_level1.B6];[$evaltrain_tfidf_split2_level1.B6];[$evaltrain_tfidf_split1_level1.B6];[$evaltrain_tfidf_split0_level1.B6])" office:value-type="float" office:value="0.00096433770014556" calcext:value-type="float">
            <text:p>0.000964337700146</text:p>
          </table:table-cell>
          <table:table-cell table:formula="of:=MIN([$evaltrain_tfidf_split9_level1.B6];[$evaltrain_tfidf_split8_level1.B6];[$evaltrain_tfidf_split7_level1.B6];[$evaltrain_tfidf_split6_level1.B6];[$evaltrain_tfidf_split5_level1.B6];[$evaltrain_tfidf_split4_level1.B6];[$evaltrain_tfidf_split3_level1.B6];[$evaltrain_tfidf_split2_level1.B6];[$evaltrain_tfidf_split1_level1.B6];[$evaltrain_tfidf_split0_level1.B6])" office:value-type="float" office:value="0.000783595962896982" calcext:value-type="float">
            <text:p>0.00078359596289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rain_tfidf_split9_level1.B7];[$evaltrain_tfidf_split8_level1.B7];[$evaltrain_tfidf_split7_level1.B7];[$evaltrain_tfidf_split6_level1.B7];[$evaltrain_tfidf_split5_level1.B7];[$evaltrain_tfidf_split4_level1.B7];[$evaltrain_tfidf_split3_level1.B7];[$evaltrain_tfidf_split2_level1.B7];[$evaltrain_tfidf_split1_level1.B7];[$evaltrain_tfidf_split0_level1.B7])" office:value-type="float" office:value="0.958298634647282" calcext:value-type="float">
            <text:p>0.958298634647282</text:p>
          </table:table-cell>
          <table:table-cell table:formula="of:=STDEV([$evaltrain_tfidf_split9_level1.B7];[$evaltrain_tfidf_split8_level1.B7];[$evaltrain_tfidf_split7_level1.B7];[$evaltrain_tfidf_split6_level1.B7];[$evaltrain_tfidf_split5_level1.B7];[$evaltrain_tfidf_split4_level1.B7];[$evaltrain_tfidf_split3_level1.B7];[$evaltrain_tfidf_split2_level1.B7];[$evaltrain_tfidf_split1_level1.B7];[$evaltrain_tfidf_split0_level1.B7])" office:value-type="float" office:value="0.0061954255730925" calcext:value-type="float">
            <text:p>0.006195425573093</text:p>
          </table:table-cell>
          <table:table-cell table:formula="of:=MAX([$evaltrain_tfidf_split9_level1.B7];[$evaltrain_tfidf_split8_level1.B7];[$evaltrain_tfidf_split7_level1.B7];[$evaltrain_tfidf_split6_level1.B7];[$evaltrain_tfidf_split5_level1.B7];[$evaltrain_tfidf_split4_level1.B7];[$evaltrain_tfidf_split3_level1.B7];[$evaltrain_tfidf_split2_level1.B7];[$evaltrain_tfidf_split1_level1.B7];[$evaltrain_tfidf_split0_level1.B7])" office:value-type="float" office:value="0.969529085872576" calcext:value-type="float">
            <text:p>0.969529085872576</text:p>
          </table:table-cell>
          <table:table-cell table:formula="of:=MIN([$evaltrain_tfidf_split9_level1.B7];[$evaltrain_tfidf_split8_level1.B7];[$evaltrain_tfidf_split7_level1.B7];[$evaltrain_tfidf_split6_level1.B7];[$evaltrain_tfidf_split5_level1.B7];[$evaltrain_tfidf_split4_level1.B7];[$evaltrain_tfidf_split3_level1.B7];[$evaltrain_tfidf_split2_level1.B7];[$evaltrain_tfidf_split1_level1.B7];[$evaltrain_tfidf_split0_level1.B7])"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rain_tfidf_split9_level1.B8];[$evaltrain_tfidf_split8_level1.B8];[$evaltrain_tfidf_split7_level1.B8];[$evaltrain_tfidf_split6_level1.B8];[$evaltrain_tfidf_split5_level1.B8];[$evaltrain_tfidf_split4_level1.B8];[$evaltrain_tfidf_split3_level1.B8];[$evaltrain_tfidf_split2_level1.B8];[$evaltrain_tfidf_split1_level1.B8];[$evaltrain_tfidf_split0_level1.B8])" office:value-type="float" office:value="0.953666862076825" calcext:value-type="float">
            <text:p>0.953666862076825</text:p>
          </table:table-cell>
          <table:table-cell table:formula="of:=STDEV([$evaltrain_tfidf_split9_level1.B8];[$evaltrain_tfidf_split8_level1.B8];[$evaltrain_tfidf_split7_level1.B8];[$evaltrain_tfidf_split6_level1.B8];[$evaltrain_tfidf_split5_level1.B8];[$evaltrain_tfidf_split4_level1.B8];[$evaltrain_tfidf_split3_level1.B8];[$evaltrain_tfidf_split2_level1.B8];[$evaltrain_tfidf_split1_level1.B8];[$evaltrain_tfidf_split0_level1.B8])" office:value-type="float" office:value="0.00478776484476153" calcext:value-type="float">
            <text:p>0.004787764844762</text:p>
          </table:table-cell>
          <table:table-cell table:formula="of:=MAX([$evaltrain_tfidf_split9_level1.B8];[$evaltrain_tfidf_split8_level1.B8];[$evaltrain_tfidf_split7_level1.B8];[$evaltrain_tfidf_split6_level1.B8];[$evaltrain_tfidf_split5_level1.B8];[$evaltrain_tfidf_split4_level1.B8];[$evaltrain_tfidf_split3_level1.B8];[$evaltrain_tfidf_split2_level1.B8];[$evaltrain_tfidf_split1_level1.B8];[$evaltrain_tfidf_split0_level1.B8])" office:value-type="float" office:value="0.961538461538462" calcext:value-type="float">
            <text:p>0.961538461538462</text:p>
          </table:table-cell>
          <table:table-cell table:formula="of:=MIN([$evaltrain_tfidf_split9_level1.B8];[$evaltrain_tfidf_split8_level1.B8];[$evaltrain_tfidf_split7_level1.B8];[$evaltrain_tfidf_split6_level1.B8];[$evaltrain_tfidf_split5_level1.B8];[$evaltrain_tfidf_split4_level1.B8];[$evaltrain_tfidf_split3_level1.B8];[$evaltrain_tfidf_split2_level1.B8];[$evaltrain_tfidf_split1_level1.B8];[$evaltrain_tfidf_split0_level1.B8])" office:value-type="float" office:value="0.949333333333333" calcext:value-type="float">
            <text:p>0.94933333333333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rain_tfidf_split9_level1.B9];[$evaltrain_tfidf_split8_level1.B9];[$evaltrain_tfidf_split7_level1.B9];[$evaltrain_tfidf_split6_level1.B9];[$evaltrain_tfidf_split5_level1.B9];[$evaltrain_tfidf_split4_level1.B9];[$evaltrain_tfidf_split3_level1.B9];[$evaltrain_tfidf_split2_level1.B9];[$evaltrain_tfidf_split1_level1.B9];[$evaltrain_tfidf_split0_level1.B9])" office:value-type="float" office:value="0.955974119042607" calcext:value-type="float">
            <text:p>0.955974119042607</text:p>
          </table:table-cell>
          <table:table-cell table:formula="of:=STDEV([$evaltrain_tfidf_split9_level1.B9];[$evaltrain_tfidf_split8_level1.B9];[$evaltrain_tfidf_split7_level1.B9];[$evaltrain_tfidf_split6_level1.B9];[$evaltrain_tfidf_split5_level1.B9];[$evaltrain_tfidf_split4_level1.B9];[$evaltrain_tfidf_split3_level1.B9];[$evaltrain_tfidf_split2_level1.B9];[$evaltrain_tfidf_split1_level1.B9];[$evaltrain_tfidf_split0_level1.B9])" office:value-type="float" office:value="0.00523126157029568" calcext:value-type="float">
            <text:p>0.005231261570296</text:p>
          </table:table-cell>
          <table:table-cell table:formula="of:=MAX([$evaltrain_tfidf_split9_level1.B9];[$evaltrain_tfidf_split8_level1.B9];[$evaltrain_tfidf_split7_level1.B9];[$evaltrain_tfidf_split6_level1.B9];[$evaltrain_tfidf_split5_level1.B9];[$evaltrain_tfidf_split4_level1.B9];[$evaltrain_tfidf_split3_level1.B9];[$evaltrain_tfidf_split2_level1.B9];[$evaltrain_tfidf_split1_level1.B9];[$evaltrain_tfidf_split0_level1.B9])" office:value-type="float" office:value="0.96551724137931" calcext:value-type="float">
            <text:p>0.96551724137931</text:p>
          </table:table-cell>
          <table:table-cell table:formula="of:=MIN([$evaltrain_tfidf_split9_level1.B9];[$evaltrain_tfidf_split8_level1.B9];[$evaltrain_tfidf_split7_level1.B9];[$evaltrain_tfidf_split6_level1.B9];[$evaltrain_tfidf_split5_level1.B9];[$evaltrain_tfidf_split4_level1.B9];[$evaltrain_tfidf_split3_level1.B9];[$evaltrain_tfidf_split2_level1.B9];[$evaltrain_tfidf_split1_level1.B9];[$evaltrain_tfidf_split0_level1.B9])" office:value-type="float" office:value="0.950732356857523" calcext:value-type="float">
            <text:p>0.95073235685752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rain_tfidf_split9_level1.B10];[$evaltrain_tfidf_split8_level1.B10];[$evaltrain_tfidf_split7_level1.B10];[$evaltrain_tfidf_split6_level1.B10];[$evaltrain_tfidf_split5_level1.B10];[$evaltrain_tfidf_split4_level1.B10];[$evaltrain_tfidf_split3_level1.B10];[$evaltrain_tfidf_split2_level1.B10];[$evaltrain_tfidf_split1_level1.B10];[$evaltrain_tfidf_split0_level1.B10])" office:value-type="float" office:value="0.955183123000093" calcext:value-type="float">
            <text:p>0.955183123000093</text:p>
          </table:table-cell>
          <table:table-cell table:formula="of:=STDEV([$evaltrain_tfidf_split9_level1.B10];[$evaltrain_tfidf_split8_level1.B10];[$evaltrain_tfidf_split7_level1.B10];[$evaltrain_tfidf_split6_level1.B10];[$evaltrain_tfidf_split5_level1.B10];[$evaltrain_tfidf_split4_level1.B10];[$evaltrain_tfidf_split3_level1.B10];[$evaltrain_tfidf_split2_level1.B10];[$evaltrain_tfidf_split1_level1.B10];[$evaltrain_tfidf_split0_level1.B10])" office:value-type="float" office:value="0.00460290742737221" calcext:value-type="float">
            <text:p>0.004602907427372</text:p>
          </table:table-cell>
          <table:table-cell table:formula="of:=MAX([$evaltrain_tfidf_split9_level1.B10];[$evaltrain_tfidf_split8_level1.B10];[$evaltrain_tfidf_split7_level1.B10];[$evaltrain_tfidf_split6_level1.B10];[$evaltrain_tfidf_split5_level1.B10];[$evaltrain_tfidf_split4_level1.B10];[$evaltrain_tfidf_split3_level1.B10];[$evaltrain_tfidf_split2_level1.B10];[$evaltrain_tfidf_split1_level1.B10];[$evaltrain_tfidf_split0_level1.B10])" office:value-type="float" office:value="0.962864721485411" calcext:value-type="float">
            <text:p>0.962864721485411</text:p>
          </table:table-cell>
          <table:table-cell table:formula="of:=MIN([$evaltrain_tfidf_split9_level1.B10];[$evaltrain_tfidf_split8_level1.B10];[$evaltrain_tfidf_split7_level1.B10];[$evaltrain_tfidf_split6_level1.B10];[$evaltrain_tfidf_split5_level1.B10];[$evaltrain_tfidf_split4_level1.B10];[$evaltrain_tfidf_split3_level1.B10];[$evaltrain_tfidf_split2_level1.B10];[$evaltrain_tfidf_split1_level1.B10];[$evaltrain_tfidf_split0_level1.B10])" office:value-type="float" office:value="0.951030927835052" calcext:value-type="float">
            <text:p>0.95103092783505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rain_tfidf_split9_level1.B11];[$evaltrain_tfidf_split8_level1.B11];[$evaltrain_tfidf_split7_level1.B11];[$evaltrain_tfidf_split6_level1.B11];[$evaltrain_tfidf_split5_level1.B11];[$evaltrain_tfidf_split4_level1.B11];[$evaltrain_tfidf_split3_level1.B11];[$evaltrain_tfidf_split2_level1.B11];[$evaltrain_tfidf_split1_level1.B11];[$evaltrain_tfidf_split0_level1.B11])" office:value-type="float" office:value="0.955183123000093" calcext:value-type="float">
            <text:p>0.955183123000093</text:p>
          </table:table-cell>
          <table:table-cell table:formula="of:=STDEV([$evaltrain_tfidf_split9_level1.B11];[$evaltrain_tfidf_split8_level1.B11];[$evaltrain_tfidf_split7_level1.B11];[$evaltrain_tfidf_split6_level1.B11];[$evaltrain_tfidf_split5_level1.B11];[$evaltrain_tfidf_split4_level1.B11];[$evaltrain_tfidf_split3_level1.B11];[$evaltrain_tfidf_split2_level1.B11];[$evaltrain_tfidf_split1_level1.B11];[$evaltrain_tfidf_split0_level1.B11])" office:value-type="float" office:value="0.00460290742737221" calcext:value-type="float">
            <text:p>0.004602907427372</text:p>
          </table:table-cell>
          <table:table-cell table:formula="of:=MAX([$evaltrain_tfidf_split9_level1.B11];[$evaltrain_tfidf_split8_level1.B11];[$evaltrain_tfidf_split7_level1.B11];[$evaltrain_tfidf_split6_level1.B11];[$evaltrain_tfidf_split5_level1.B11];[$evaltrain_tfidf_split4_level1.B11];[$evaltrain_tfidf_split3_level1.B11];[$evaltrain_tfidf_split2_level1.B11];[$evaltrain_tfidf_split1_level1.B11];[$evaltrain_tfidf_split0_level1.B11])" office:value-type="float" office:value="0.962864721485411" calcext:value-type="float">
            <text:p>0.962864721485411</text:p>
          </table:table-cell>
          <table:table-cell table:formula="of:=MIN([$evaltrain_tfidf_split9_level1.B11];[$evaltrain_tfidf_split8_level1.B11];[$evaltrain_tfidf_split7_level1.B11];[$evaltrain_tfidf_split6_level1.B11];[$evaltrain_tfidf_split5_level1.B11];[$evaltrain_tfidf_split4_level1.B11];[$evaltrain_tfidf_split3_level1.B11];[$evaltrain_tfidf_split2_level1.B11];[$evaltrain_tfidf_split1_level1.B11];[$evaltrain_tfidf_split0_level1.B11])" office:value-type="float" office:value="0.951030927835052" calcext:value-type="float">
            <text:p>0.95103092783505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rain_tfidf_split9_level1.B12];[$evaltrain_tfidf_split8_level1.B12];[$evaltrain_tfidf_split7_level1.B12];[$evaltrain_tfidf_split6_level1.B12];[$evaltrain_tfidf_split5_level1.B12];[$evaltrain_tfidf_split4_level1.B12];[$evaltrain_tfidf_split3_level1.B12];[$evaltrain_tfidf_split2_level1.B12];[$evaltrain_tfidf_split1_level1.B12];[$evaltrain_tfidf_split0_level1.B12])" office:value-type="float" office:value="0.955183123000093" calcext:value-type="float">
            <text:p>0.955183123000093</text:p>
          </table:table-cell>
          <table:table-cell table:formula="of:=STDEV([$evaltrain_tfidf_split9_level1.B12];[$evaltrain_tfidf_split8_level1.B12];[$evaltrain_tfidf_split7_level1.B12];[$evaltrain_tfidf_split6_level1.B12];[$evaltrain_tfidf_split5_level1.B12];[$evaltrain_tfidf_split4_level1.B12];[$evaltrain_tfidf_split3_level1.B12];[$evaltrain_tfidf_split2_level1.B12];[$evaltrain_tfidf_split1_level1.B12];[$evaltrain_tfidf_split0_level1.B12])" office:value-type="float" office:value="0.00460290742737221" calcext:value-type="float">
            <text:p>0.004602907427372</text:p>
          </table:table-cell>
          <table:table-cell table:formula="of:=MAX([$evaltrain_tfidf_split9_level1.B12];[$evaltrain_tfidf_split8_level1.B12];[$evaltrain_tfidf_split7_level1.B12];[$evaltrain_tfidf_split6_level1.B12];[$evaltrain_tfidf_split5_level1.B12];[$evaltrain_tfidf_split4_level1.B12];[$evaltrain_tfidf_split3_level1.B12];[$evaltrain_tfidf_split2_level1.B12];[$evaltrain_tfidf_split1_level1.B12];[$evaltrain_tfidf_split0_level1.B12])" office:value-type="float" office:value="0.962864721485411" calcext:value-type="float">
            <text:p>0.962864721485411</text:p>
          </table:table-cell>
          <table:table-cell table:formula="of:=MIN([$evaltrain_tfidf_split9_level1.B12];[$evaltrain_tfidf_split8_level1.B12];[$evaltrain_tfidf_split7_level1.B12];[$evaltrain_tfidf_split6_level1.B12];[$evaltrain_tfidf_split5_level1.B12];[$evaltrain_tfidf_split4_level1.B12];[$evaltrain_tfidf_split3_level1.B12];[$evaltrain_tfidf_split2_level1.B12];[$evaltrain_tfidf_split1_level1.B12];[$evaltrain_tfidf_split0_level1.B12])" office:value-type="float" office:value="0.951030927835052" calcext:value-type="float">
            <text:p>0.95103092783505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rain_tfidf_split9_level1.B13];[$evaltrain_tfidf_split8_level1.B13];[$evaltrain_tfidf_split7_level1.B13];[$evaltrain_tfidf_split6_level1.B13];[$evaltrain_tfidf_split5_level1.B13];[$evaltrain_tfidf_split4_level1.B13];[$evaltrain_tfidf_split3_level1.B13];[$evaltrain_tfidf_split2_level1.B13];[$evaltrain_tfidf_split1_level1.B13];[$evaltrain_tfidf_split0_level1.B13])" office:value-type="float" office:value="0.922518966904663" calcext:value-type="float">
            <text:p>0.922518966904663</text:p>
          </table:table-cell>
          <table:table-cell table:formula="of:=STDEV([$evaltrain_tfidf_split9_level1.B13];[$evaltrain_tfidf_split8_level1.B13];[$evaltrain_tfidf_split7_level1.B13];[$evaltrain_tfidf_split6_level1.B13];[$evaltrain_tfidf_split5_level1.B13];[$evaltrain_tfidf_split4_level1.B13];[$evaltrain_tfidf_split3_level1.B13];[$evaltrain_tfidf_split2_level1.B13];[$evaltrain_tfidf_split1_level1.B13];[$evaltrain_tfidf_split0_level1.B13])" office:value-type="float" office:value="0.00597439184723643" calcext:value-type="float">
            <text:p>0.005974391847236</text:p>
          </table:table-cell>
          <table:table-cell table:formula="of:=MAX([$evaltrain_tfidf_split9_level1.B13];[$evaltrain_tfidf_split8_level1.B13];[$evaltrain_tfidf_split7_level1.B13];[$evaltrain_tfidf_split6_level1.B13];[$evaltrain_tfidf_split5_level1.B13];[$evaltrain_tfidf_split4_level1.B13];[$evaltrain_tfidf_split3_level1.B13];[$evaltrain_tfidf_split2_level1.B13];[$evaltrain_tfidf_split1_level1.B13];[$evaltrain_tfidf_split0_level1.B13])" office:value-type="float" office:value="0.934508816120907" calcext:value-type="float">
            <text:p>0.934508816120907</text:p>
          </table:table-cell>
          <table:table-cell table:formula="of:=MIN([$evaltrain_tfidf_split9_level1.B13];[$evaltrain_tfidf_split8_level1.B13];[$evaltrain_tfidf_split7_level1.B13];[$evaltrain_tfidf_split6_level1.B13];[$evaltrain_tfidf_split5_level1.B13];[$evaltrain_tfidf_split4_level1.B13];[$evaltrain_tfidf_split3_level1.B13];[$evaltrain_tfidf_split2_level1.B13];[$evaltrain_tfidf_split1_level1.B13];[$evaltrain_tfidf_split0_level1.B13])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rain_tfidf_split9_level1.B14];[$evaltrain_tfidf_split8_level1.B14];[$evaltrain_tfidf_split7_level1.B14];[$evaltrain_tfidf_split6_level1.B14];[$evaltrain_tfidf_split5_level1.B14];[$evaltrain_tfidf_split4_level1.B14];[$evaltrain_tfidf_split3_level1.B14];[$evaltrain_tfidf_split2_level1.B14];[$evaltrain_tfidf_split1_level1.B14];[$evaltrain_tfidf_split0_level1.B14])" office:value-type="float" office:value="0.922518966904663" calcext:value-type="float">
            <text:p>0.922518966904663</text:p>
          </table:table-cell>
          <table:table-cell table:formula="of:=STDEV([$evaltrain_tfidf_split9_level1.B14];[$evaltrain_tfidf_split8_level1.B14];[$evaltrain_tfidf_split7_level1.B14];[$evaltrain_tfidf_split6_level1.B14];[$evaltrain_tfidf_split5_level1.B14];[$evaltrain_tfidf_split4_level1.B14];[$evaltrain_tfidf_split3_level1.B14];[$evaltrain_tfidf_split2_level1.B14];[$evaltrain_tfidf_split1_level1.B14];[$evaltrain_tfidf_split0_level1.B14])" office:value-type="float" office:value="0.00597439184723643" calcext:value-type="float">
            <text:p>0.005974391847236</text:p>
          </table:table-cell>
          <table:table-cell table:formula="of:=MAX([$evaltrain_tfidf_split9_level1.B14];[$evaltrain_tfidf_split8_level1.B14];[$evaltrain_tfidf_split7_level1.B14];[$evaltrain_tfidf_split6_level1.B14];[$evaltrain_tfidf_split5_level1.B14];[$evaltrain_tfidf_split4_level1.B14];[$evaltrain_tfidf_split3_level1.B14];[$evaltrain_tfidf_split2_level1.B14];[$evaltrain_tfidf_split1_level1.B14];[$evaltrain_tfidf_split0_level1.B14])" office:value-type="float" office:value="0.934508816120907" calcext:value-type="float">
            <text:p>0.934508816120907</text:p>
          </table:table-cell>
          <table:table-cell table:formula="of:=MIN([$evaltrain_tfidf_split9_level1.B14];[$evaltrain_tfidf_split8_level1.B14];[$evaltrain_tfidf_split7_level1.B14];[$evaltrain_tfidf_split6_level1.B14];[$evaltrain_tfidf_split5_level1.B14];[$evaltrain_tfidf_split4_level1.B14];[$evaltrain_tfidf_split3_level1.B14];[$evaltrain_tfidf_split2_level1.B14];[$evaltrain_tfidf_split1_level1.B14];[$evaltrain_tfidf_split0_level1.B14])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rain_tfidf_split9_level1.B15];[$evaltrain_tfidf_split8_level1.B15];[$evaltrain_tfidf_split7_level1.B15];[$evaltrain_tfidf_split6_level1.B15];[$evaltrain_tfidf_split5_level1.B15];[$evaltrain_tfidf_split4_level1.B15];[$evaltrain_tfidf_split3_level1.B15];[$evaltrain_tfidf_split2_level1.B15];[$evaltrain_tfidf_split1_level1.B15];[$evaltrain_tfidf_split0_level1.B15])" office:value-type="float" office:value="0.922518966904663" calcext:value-type="float">
            <text:p>0.922518966904663</text:p>
          </table:table-cell>
          <table:table-cell table:formula="of:=STDEV([$evaltrain_tfidf_split9_level1.B15];[$evaltrain_tfidf_split8_level1.B15];[$evaltrain_tfidf_split7_level1.B15];[$evaltrain_tfidf_split6_level1.B15];[$evaltrain_tfidf_split5_level1.B15];[$evaltrain_tfidf_split4_level1.B15];[$evaltrain_tfidf_split3_level1.B15];[$evaltrain_tfidf_split2_level1.B15];[$evaltrain_tfidf_split1_level1.B15];[$evaltrain_tfidf_split0_level1.B15])" office:value-type="float" office:value="0.00597439184723643" calcext:value-type="float">
            <text:p>0.005974391847236</text:p>
          </table:table-cell>
          <table:table-cell table:formula="of:=MAX([$evaltrain_tfidf_split9_level1.B15];[$evaltrain_tfidf_split8_level1.B15];[$evaltrain_tfidf_split7_level1.B15];[$evaltrain_tfidf_split6_level1.B15];[$evaltrain_tfidf_split5_level1.B15];[$evaltrain_tfidf_split4_level1.B15];[$evaltrain_tfidf_split3_level1.B15];[$evaltrain_tfidf_split2_level1.B15];[$evaltrain_tfidf_split1_level1.B15];[$evaltrain_tfidf_split0_level1.B15])" office:value-type="float" office:value="0.934508816120907" calcext:value-type="float">
            <text:p>0.934508816120907</text:p>
          </table:table-cell>
          <table:table-cell table:formula="of:=MIN([$evaltrain_tfidf_split9_level1.B15];[$evaltrain_tfidf_split8_level1.B15];[$evaltrain_tfidf_split7_level1.B15];[$evaltrain_tfidf_split6_level1.B15];[$evaltrain_tfidf_split5_level1.B15];[$evaltrain_tfidf_split4_level1.B15];[$evaltrain_tfidf_split3_level1.B15];[$evaltrain_tfidf_split2_level1.B15];[$evaltrain_tfidf_split1_level1.B15];[$evaltrain_tfidf_split0_level1.B15])"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rain_tfidf_split9_level1.B16];[$evaltrain_tfidf_split8_level1.B16];[$evaltrain_tfidf_split7_level1.B16];[$evaltrain_tfidf_split6_level1.B16];[$evaltrain_tfidf_split5_level1.B16];[$evaltrain_tfidf_split4_level1.B16];[$evaltrain_tfidf_split3_level1.B16];[$evaltrain_tfidf_split2_level1.B16];[$evaltrain_tfidf_split1_level1.B16];[$evaltrain_tfidf_split0_level1.B16])" office:value-type="float" office:value="0.955207586360901" calcext:value-type="float">
            <text:p>0.955207586360901</text:p>
          </table:table-cell>
          <table:table-cell table:formula="of:=STDEV([$evaltrain_tfidf_split9_level1.B16];[$evaltrain_tfidf_split8_level1.B16];[$evaltrain_tfidf_split7_level1.B16];[$evaltrain_tfidf_split6_level1.B16];[$evaltrain_tfidf_split5_level1.B16];[$evaltrain_tfidf_split4_level1.B16];[$evaltrain_tfidf_split3_level1.B16];[$evaltrain_tfidf_split2_level1.B16];[$evaltrain_tfidf_split1_level1.B16];[$evaltrain_tfidf_split0_level1.B16])" office:value-type="float" office:value="0.00460039492331789" calcext:value-type="float">
            <text:p>0.004600394923318</text:p>
          </table:table-cell>
          <table:table-cell table:formula="of:=MAX([$evaltrain_tfidf_split9_level1.B16];[$evaltrain_tfidf_split8_level1.B16];[$evaltrain_tfidf_split7_level1.B16];[$evaltrain_tfidf_split6_level1.B16];[$evaltrain_tfidf_split5_level1.B16];[$evaltrain_tfidf_split4_level1.B16];[$evaltrain_tfidf_split3_level1.B16];[$evaltrain_tfidf_split2_level1.B16];[$evaltrain_tfidf_split1_level1.B16];[$evaltrain_tfidf_split0_level1.B16])" office:value-type="float" office:value="0.962884991833945" calcext:value-type="float">
            <text:p>0.962884991833945</text:p>
          </table:table-cell>
          <table:table-cell table:formula="of:=MIN([$evaltrain_tfidf_split9_level1.B16];[$evaltrain_tfidf_split8_level1.B16];[$evaltrain_tfidf_split7_level1.B16];[$evaltrain_tfidf_split6_level1.B16];[$evaltrain_tfidf_split5_level1.B16];[$evaltrain_tfidf_split4_level1.B16];[$evaltrain_tfidf_split3_level1.B16];[$evaltrain_tfidf_split2_level1.B16];[$evaltrain_tfidf_split1_level1.B16];[$evaltrain_tfidf_split0_level1.B16])" office:value-type="float" office:value="0.951057657677936" calcext:value-type="float">
            <text:p>0.95105765767793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rain_tfidf_split9_level1.B17];[$evaltrain_tfidf_split8_level1.B17];[$evaltrain_tfidf_split7_level1.B17];[$evaltrain_tfidf_split6_level1.B17];[$evaltrain_tfidf_split5_level1.B17];[$evaltrain_tfidf_split4_level1.B17];[$evaltrain_tfidf_split3_level1.B17];[$evaltrain_tfidf_split2_level1.B17];[$evaltrain_tfidf_split1_level1.B17];[$evaltrain_tfidf_split0_level1.B17])" office:value-type="float" office:value="356.2" calcext:value-type="float">
            <text:p>356.2</text:p>
          </table:table-cell>
          <table:table-cell table:formula="of:=STDEV([$evaltrain_tfidf_split9_level1.B17];[$evaltrain_tfidf_split8_level1.B17];[$evaltrain_tfidf_split7_level1.B17];[$evaltrain_tfidf_split6_level1.B17];[$evaltrain_tfidf_split5_level1.B17];[$evaltrain_tfidf_split4_level1.B17];[$evaltrain_tfidf_split3_level1.B17];[$evaltrain_tfidf_split2_level1.B17];[$evaltrain_tfidf_split1_level1.B17];[$evaltrain_tfidf_split0_level1.B17])" office:value-type="float" office:value="8.37721778263988" calcext:value-type="float">
            <text:p>8.37721778263988</text:p>
          </table:table-cell>
          <table:table-cell table:formula="of:=MAX([$evaltrain_tfidf_split9_level1.B17];[$evaltrain_tfidf_split8_level1.B17];[$evaltrain_tfidf_split7_level1.B17];[$evaltrain_tfidf_split6_level1.B17];[$evaltrain_tfidf_split5_level1.B17];[$evaltrain_tfidf_split4_level1.B17];[$evaltrain_tfidf_split3_level1.B17];[$evaltrain_tfidf_split2_level1.B17];[$evaltrain_tfidf_split1_level1.B17];[$evaltrain_tfidf_split0_level1.B17])" office:value-type="float" office:value="371" calcext:value-type="float">
            <text:p>371</text:p>
          </table:table-cell>
          <table:table-cell table:formula="of:=MIN([$evaltrain_tfidf_split9_level1.B17];[$evaltrain_tfidf_split8_level1.B17];[$evaltrain_tfidf_split7_level1.B17];[$evaltrain_tfidf_split6_level1.B17];[$evaltrain_tfidf_split5_level1.B17];[$evaltrain_tfidf_split4_level1.B17];[$evaltrain_tfidf_split3_level1.B17];[$evaltrain_tfidf_split2_level1.B17];[$evaltrain_tfidf_split1_level1.B17];[$evaltrain_tfidf_split0_level1.B17])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rain_tfidf_split9_level1.B18];[$evaltrain_tfidf_split8_level1.B18];[$evaltrain_tfidf_split7_level1.B18];[$evaltrain_tfidf_split6_level1.B18];[$evaltrain_tfidf_split5_level1.B18];[$evaltrain_tfidf_split4_level1.B18];[$evaltrain_tfidf_split3_level1.B18];[$evaltrain_tfidf_split2_level1.B18];[$evaltrain_tfidf_split1_level1.B18];[$evaltrain_tfidf_split0_level1.B18])" office:value-type="float" office:value="15.5" calcext:value-type="float">
            <text:p>15.5</text:p>
          </table:table-cell>
          <table:table-cell table:formula="of:=STDEV([$evaltrain_tfidf_split9_level1.B18];[$evaltrain_tfidf_split8_level1.B18];[$evaltrain_tfidf_split7_level1.B18];[$evaltrain_tfidf_split6_level1.B18];[$evaltrain_tfidf_split5_level1.B18];[$evaltrain_tfidf_split4_level1.B18];[$evaltrain_tfidf_split3_level1.B18];[$evaltrain_tfidf_split2_level1.B18];[$evaltrain_tfidf_split1_level1.B18];[$evaltrain_tfidf_split0_level1.B18])" office:value-type="float" office:value="2.32139804619735" calcext:value-type="float">
            <text:p>2.32139804619735</text:p>
          </table:table-cell>
          <table:table-cell table:formula="of:=MAX([$evaltrain_tfidf_split9_level1.B18];[$evaltrain_tfidf_split8_level1.B18];[$evaltrain_tfidf_split7_level1.B18];[$evaltrain_tfidf_split6_level1.B18];[$evaltrain_tfidf_split5_level1.B18];[$evaltrain_tfidf_split4_level1.B18];[$evaltrain_tfidf_split3_level1.B18];[$evaltrain_tfidf_split2_level1.B18];[$evaltrain_tfidf_split1_level1.B18];[$evaltrain_tfidf_split0_level1.B18])" office:value-type="float" office:value="18" calcext:value-type="float">
            <text:p>18</text:p>
          </table:table-cell>
          <table:table-cell table:formula="of:=MIN([$evaltrain_tfidf_split9_level1.B18];[$evaltrain_tfidf_split8_level1.B18];[$evaltrain_tfidf_split7_level1.B18];[$evaltrain_tfidf_split6_level1.B18];[$evaltrain_tfidf_split5_level1.B18];[$evaltrain_tfidf_split4_level1.B18];[$evaltrain_tfidf_split3_level1.B18];[$evaltrain_tfidf_split2_level1.B18];[$evaltrain_tfidf_split1_level1.B18];[$evaltrain_tfidf_split0_level1.B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rain_tfidf_split9_level1.B19];[$evaltrain_tfidf_split8_level1.B19];[$evaltrain_tfidf_split7_level1.B19];[$evaltrain_tfidf_split6_level1.B19];[$evaltrain_tfidf_split5_level1.B19];[$evaltrain_tfidf_split4_level1.B19];[$evaltrain_tfidf_split3_level1.B19];[$evaltrain_tfidf_split2_level1.B19];[$evaltrain_tfidf_split1_level1.B19];[$evaltrain_tfidf_split0_level1.B19])" office:value-type="float" office:value="17.3" calcext:value-type="float">
            <text:p>17.3</text:p>
          </table:table-cell>
          <table:table-cell table:formula="of:=STDEV([$evaltrain_tfidf_split9_level1.B19];[$evaltrain_tfidf_split8_level1.B19];[$evaltrain_tfidf_split7_level1.B19];[$evaltrain_tfidf_split6_level1.B19];[$evaltrain_tfidf_split5_level1.B19];[$evaltrain_tfidf_split4_level1.B19];[$evaltrain_tfidf_split3_level1.B19];[$evaltrain_tfidf_split2_level1.B19];[$evaltrain_tfidf_split1_level1.B19];[$evaltrain_tfidf_split0_level1.B19])" office:value-type="float" office:value="1.76698110409314" calcext:value-type="float">
            <text:p>1.76698110409314</text:p>
          </table:table-cell>
          <table:table-cell table:formula="of:=MAX([$evaltrain_tfidf_split9_level1.B19];[$evaltrain_tfidf_split8_level1.B19];[$evaltrain_tfidf_split7_level1.B19];[$evaltrain_tfidf_split6_level1.B19];[$evaltrain_tfidf_split5_level1.B19];[$evaltrain_tfidf_split4_level1.B19];[$evaltrain_tfidf_split3_level1.B19];[$evaltrain_tfidf_split2_level1.B19];[$evaltrain_tfidf_split1_level1.B19];[$evaltrain_tfidf_split0_level1.B19])" office:value-type="float" office:value="19" calcext:value-type="float">
            <text:p>19</text:p>
          </table:table-cell>
          <table:table-cell table:formula="of:=MIN([$evaltrain_tfidf_split9_level1.B19];[$evaltrain_tfidf_split8_level1.B19];[$evaltrain_tfidf_split7_level1.B19];[$evaltrain_tfidf_split6_level1.B19];[$evaltrain_tfidf_split5_level1.B19];[$evaltrain_tfidf_split4_level1.B19];[$evaltrain_tfidf_split3_level1.B19];[$evaltrain_tfidf_split2_level1.B19];[$evaltrain_tfidf_split1_level1.B19];[$evaltrain_tfidf_split0_level1.B1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rain_tfidf_split9_level1.B20];[$evaltrain_tfidf_split8_level1.B20];[$evaltrain_tfidf_split7_level1.B20];[$evaltrain_tfidf_split6_level1.B20];[$evaltrain_tfidf_split5_level1.B20];[$evaltrain_tfidf_split4_level1.B20];[$evaltrain_tfidf_split3_level1.B20];[$evaltrain_tfidf_split2_level1.B20];[$evaltrain_tfidf_split1_level1.B20];[$evaltrain_tfidf_split0_level1.B20])" office:value-type="float" office:value="386.1" calcext:value-type="float">
            <text:p>386.1</text:p>
          </table:table-cell>
          <table:table-cell table:formula="of:=STDEV([$evaltrain_tfidf_split9_level1.B20];[$evaltrain_tfidf_split8_level1.B20];[$evaltrain_tfidf_split7_level1.B20];[$evaltrain_tfidf_split6_level1.B20];[$evaltrain_tfidf_split5_level1.B20];[$evaltrain_tfidf_split4_level1.B20];[$evaltrain_tfidf_split3_level1.B20];[$evaltrain_tfidf_split2_level1.B20];[$evaltrain_tfidf_split1_level1.B20];[$evaltrain_tfidf_split0_level1.B20])" office:value-type="float" office:value="7.83794190673376" calcext:value-type="float">
            <text:p>7.83794190673376</text:p>
          </table:table-cell>
          <table:table-cell table:formula="of:=MAX([$evaltrain_tfidf_split9_level1.B20];[$evaltrain_tfidf_split8_level1.B20];[$evaltrain_tfidf_split7_level1.B20];[$evaltrain_tfidf_split6_level1.B20];[$evaltrain_tfidf_split5_level1.B20];[$evaltrain_tfidf_split4_level1.B20];[$evaltrain_tfidf_split3_level1.B20];[$evaltrain_tfidf_split2_level1.B20];[$evaltrain_tfidf_split1_level1.B20];[$evaltrain_tfidf_split0_level1.B20])" office:value-type="float" office:value="397" calcext:value-type="float">
            <text:p>397</text:p>
          </table:table-cell>
          <table:table-cell table:formula="of:=MIN([$evaltrain_tfidf_split9_level1.B20];[$evaltrain_tfidf_split8_level1.B20];[$evaltrain_tfidf_split7_level1.B20];[$evaltrain_tfidf_split6_level1.B20];[$evaltrain_tfidf_split5_level1.B20];[$evaltrain_tfidf_split4_level1.B20];[$evaltrain_tfidf_split3_level1.B20];[$evaltrain_tfidf_split2_level1.B20];[$evaltrain_tfidf_split1_level1.B20];[$evaltrain_tfidf_split0_level1.B20])" office:value-type="float" office:value="372" calcext:value-type="float">
            <text:p>372</text:p>
          </table:table-cell>
        </table:table-row>
      </table:table>
      <table:table table:name="evaltrain_tfidf_split0_level1" table:style-name="ta1">
        <table:table-source xlink:type="simple" xlink:href="../evaltrain_tfidf_split0_level1.out" table:table-name="evaltrain_tfidf_split0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01874663861921" calcext:value-type="float">
            <text:p>0.00070187466386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557186657995" calcext:value-type="float">
            <text:p>0.00106557186658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783595962896982" calcext:value-type="float">
            <text:p>0.00078359596289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5145118733509" calcext:value-type="float">
            <text:p>0.95514511873350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2631578947368" calcext:value-type="float">
            <text:p>0.952631578947368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3886693017128" calcext:value-type="float">
            <text:p>0.95388669301712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4081632653061" calcext:value-type="float">
            <text:p>0.95408163265306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4081632653061" calcext:value-type="float">
            <text:p>0.95408163265306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4081632653061" calcext:value-type="float">
            <text:p>0.95408163265306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23469387755102" calcext:value-type="float">
            <text:p>0.92346938775510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4106697264058" calcext:value-type="float">
            <text:p>0.95410669726405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1_level1" table:style-name="ta1">
        <table:table-source xlink:type="simple" xlink:href="../evaltrain_tfidf_split1_level1.out" table:table-name="evaltrain_tfidf_split1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72766818919507" calcext:value-type="float">
            <text:p>0.0007727668189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410382218733" calcext:value-type="float">
            <text:p>0.00106410382218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860050157266314" calcext:value-type="float">
            <text:p>0.000860050157266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7983193277311" calcext:value-type="float">
            <text:p>0.95798319327731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397489539749" calcext:value-type="float">
            <text:p>0.9539748953974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1612903225806" calcext:value-type="float">
            <text:p>0.95161290322580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1612903225806" calcext:value-type="float">
            <text:p>0.95161290322580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1612903225806" calcext:value-type="float">
            <text:p>0.95161290322580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19354838709677" calcext:value-type="float">
            <text:p>0.91935483870967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1639315396535" calcext:value-type="float">
            <text:p>0.95163931539653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</table:table-row>
      </table:table>
      <table:table table:name="evaltrain_tfidf_split2_level1" table:style-name="ta1">
        <table:table-source xlink:type="simple" xlink:href="../evaltrain_tfidf_split2_level1.out" table:table-name="evaltrain_tfidf_split2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419355098848" calcext:value-type="float">
            <text:p>0.00071419355098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374839628527" calcext:value-type="float">
            <text:p>0.00106374839628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797897725916911" calcext:value-type="float">
            <text:p>0.00079789772591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4423592493298" calcext:value-type="float">
            <text:p>0.954423592493298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49333333333333" calcext:value-type="float">
            <text:p>0.94933333333333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1871657754011" calcext:value-type="float">
            <text:p>0.95187165775401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1030927835052" calcext:value-type="float">
            <text:p>0.95103092783505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1030927835052" calcext:value-type="float">
            <text:p>0.95103092783505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1030927835052" calcext:value-type="float">
            <text:p>0.95103092783505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17525773195876" calcext:value-type="float">
            <text:p>0.91752577319587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1057657677936" calcext:value-type="float">
            <text:p>0.95105765767793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</table:table-row>
      </table:table>
      <table:table table:name="evaltrain_tfidf_split3_level1" table:style-name="ta1">
        <table:table-source xlink:type="simple" xlink:href="../evaltrain_tfidf_split3_level1.out" table:table-name="evaltrain_tfidf_split3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19060052219321" calcext:value-type="float">
            <text:p>0.91906005221932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9060052219321" calcext:value-type="float">
            <text:p>0.919060052219321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19060052219321" calcext:value-type="float">
            <text:p>0.91906005221932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29095743855081" calcext:value-type="float">
            <text:p>0.00072909574385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627983489861" calcext:value-type="float">
            <text:p>0.00106627983489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816587846611946" calcext:value-type="float">
            <text:p>0.00081658784661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3929539295393" calcext:value-type="float">
            <text:p>0.95392953929539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3929539295393" calcext:value-type="float">
            <text:p>0.95392953929539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3929539295393" calcext:value-type="float">
            <text:p>0.95392953929539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5613577023499" calcext:value-type="float">
            <text:p>0.95561357702349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5613577023499" calcext:value-type="float">
            <text:p>0.95561357702349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5613577023499" calcext:value-type="float">
            <text:p>0.95561357702349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19060052219321" calcext:value-type="float">
            <text:p>0.919060052219321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19060052219321" calcext:value-type="float">
            <text:p>0.919060052219321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19060052219321" calcext:value-type="float">
            <text:p>0.91906005221932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563780542032" calcext:value-type="float">
            <text:p>0.9556378054203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</table:table-row>
      </table:table>
      <table:table table:name="evaltrain_tfidf_split4_level1" table:style-name="ta1">
        <table:table-source xlink:type="simple" xlink:href="../evaltrain_tfidf_split4_level1.out" table:table-name="evaltrain_tfidf_split4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28381962864722" calcext:value-type="float">
            <text:p>0.92838196286472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8381962864722" calcext:value-type="float">
            <text:p>0.92838196286472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28381962864722" calcext:value-type="float">
            <text:p>0.92838196286472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894505297910924" calcext:value-type="float">
            <text:p>0.00089450529791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705927766653" calcext:value-type="float">
            <text:p>0.00107059277666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96433770014556" calcext:value-type="float">
            <text:p>0.000964337700146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69529085872576" calcext:value-type="float">
            <text:p>0.96952908587257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1538461538462" calcext:value-type="float">
            <text:p>0.96153846153846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6551724137931" calcext:value-type="float">
            <text:p>0.9655172413793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62864721485411" calcext:value-type="float">
            <text:p>0.96286472148541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62864721485411" calcext:value-type="float">
            <text:p>0.96286472148541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62864721485411" calcext:value-type="float">
            <text:p>0.96286472148541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28381962864722" calcext:value-type="float">
            <text:p>0.92838196286472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28381962864722" calcext:value-type="float">
            <text:p>0.92838196286472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28381962864722" calcext:value-type="float">
            <text:p>0.92838196286472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62884991833945" calcext:value-type="float">
            <text:p>0.96288499183394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</table:table-row>
      </table:table>
      <table:table table:name="evaltrain_tfidf_split5_level1" table:style-name="ta1">
        <table:table-source xlink:type="simple" xlink:href="../evaltrain_tfidf_split5_level1.out" table:table-name="evaltrain_tfidf_split5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18158567774936" calcext:value-type="float">
            <text:p>0.91815856777493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8158567774936" calcext:value-type="float">
            <text:p>0.918158567774936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18158567774936" calcext:value-type="float">
            <text:p>0.91815856777493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2888061660343" calcext:value-type="float">
            <text:p>0.0007128880616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404657933042" calcext:value-type="float">
            <text:p>0.0010640465793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797414682153823" calcext:value-type="float">
            <text:p>0.00079741468215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7333333333333" calcext:value-type="float">
            <text:p>0.95733333333333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4973544973545" calcext:value-type="float">
            <text:p>0.9497354497354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3519256308101" calcext:value-type="float">
            <text:p>0.95351925630810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1406649616368" calcext:value-type="float">
            <text:p>0.95140664961636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1406649616368" calcext:value-type="float">
            <text:p>0.95140664961636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1406649616368" calcext:value-type="float">
            <text:p>0.95140664961636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18158567774936" calcext:value-type="float">
            <text:p>0.918158567774936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18158567774936" calcext:value-type="float">
            <text:p>0.91815856777493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18158567774936" calcext:value-type="float">
            <text:p>0.91815856777493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1433174370945" calcext:value-type="float">
            <text:p>0.95143317437094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</table:table-row>
      </table:table>
      <table:table table:name="evaltrain_tfidf_split6_level1" table:style-name="ta1">
        <table:table-source xlink:type="simple" xlink:href="../evaltrain_tfidf_split6_level1.out" table:table-name="evaltrain_tfidf_split6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3924456615597" calcext:value-type="float">
            <text:p>0.00071392445661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463603883215" calcext:value-type="float">
            <text:p>0.00106463603883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798222214101697" calcext:value-type="float">
            <text:p>0.00079822221410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3551912568306" calcext:value-type="float">
            <text:p>0.95355191256830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0953678474114" calcext:value-type="float">
            <text:p>0.95095367847411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225102319236" calcext:value-type="float">
            <text:p>0.95225102319236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2631578947368" calcext:value-type="float">
            <text:p>0.95263157894736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2631578947368" calcext:value-type="float">
            <text:p>0.95263157894736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2631578947368" calcext:value-type="float">
            <text:p>0.95263157894736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18421052631579" calcext:value-type="float">
            <text:p>0.91842105263157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2657435072397" calcext:value-type="float">
            <text:p>0.95265743507239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valtrain_tfidf_split7_level1" table:style-name="ta1">
        <table:table-source xlink:type="simple" xlink:href="../evaltrain_tfidf_split7_level1.out" table:table-name="evaltrain_tfidf_split7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50878687826179" calcext:value-type="float">
            <text:p>0.00075087868782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986899563319" calcext:value-type="float">
            <text:p>0.00106986899563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840158573642163" calcext:value-type="float">
            <text:p>0.00084015857364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6042216358839" calcext:value-type="float">
            <text:p>0.9604221635883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042216358839" calcext:value-type="float">
            <text:p>0.96042216358839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6042216358839" calcext:value-type="float">
            <text:p>0.9604221635883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61734693877551" calcext:value-type="float">
            <text:p>0.96173469387755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61734693877551" calcext:value-type="float">
            <text:p>0.96173469387755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61734693877551" calcext:value-type="float">
            <text:p>0.96173469387755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61755581053382" calcext:value-type="float">
            <text:p>0.96175558105338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8_level1" table:style-name="ta1">
        <table:table-source xlink:type="simple" xlink:href="../evaltrain_tfidf_split8_level1.out" table:table-name="evaltrain_tfidf_split8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34508816120907" calcext:value-type="float">
            <text:p>0.93450881612090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34508816120907" calcext:value-type="float">
            <text:p>0.93450881612090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34508816120907" calcext:value-type="float">
            <text:p>0.93450881612090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40356622998544" calcext:value-type="float">
            <text:p>0.00074035662299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895924308588" calcext:value-type="float">
            <text:p>0.00106895924308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827047770279211" calcext:value-type="float">
            <text:p>0.00082704777027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68668407310705" calcext:value-type="float">
            <text:p>0.96866840731070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8656330749354" calcext:value-type="float">
            <text:p>0.95865633074935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63636363636364" calcext:value-type="float">
            <text:p>0.96363636363636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9697732997481" calcext:value-type="float">
            <text:p>0.95969773299748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9697732997481" calcext:value-type="float">
            <text:p>0.95969773299748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9697732997481" calcext:value-type="float">
            <text:p>0.95969773299748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34508816120907" calcext:value-type="float">
            <text:p>0.93450881612090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34508816120907" calcext:value-type="float">
            <text:p>0.93450881612090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34508816120907" calcext:value-type="float">
            <text:p>0.93450881612090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9719732051522" calcext:value-type="float">
            <text:p>0.95971973205152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</table:table-row>
      </table:table>
      <table:table table:name="evaltrain_tfidf_split9_level1" table:style-name="ta1">
        <table:table-source xlink:type="simple" xlink:href="../evaltrain_tfidf_split9_level1.out" table:table-name="evaltrain_tfidf_split9_level1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917737789203085" calcext:value-type="float">
            <text:p>0.91773778920308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7737789203085" calcext:value-type="float">
            <text:p>0.91773778920308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917737789203085" calcext:value-type="float">
            <text:p>0.91773778920308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2764805658811" calcext:value-type="float">
            <text:p>0.00071276480565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106382354322205" calcext:value-type="float">
            <text:p>0.00106382354322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797240293497312" calcext:value-type="float">
            <text:p>0.00079724029349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49468085106383" calcext:value-type="float">
            <text:p>0.94946808510638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950732356857523" calcext:value-type="float">
            <text:p>0.95073235685752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951156812339332" calcext:value-type="float">
            <text:p>0.95115681233933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951156812339332" calcext:value-type="float">
            <text:p>0.95115681233933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951156812339332" calcext:value-type="float">
            <text:p>0.95115681233933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917737789203085" calcext:value-type="float">
            <text:p>0.91773778920308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917737789203085" calcext:value-type="float">
            <text:p>0.91773778920308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917737789203085" calcext:value-type="float">
            <text:p>0.91773778920308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951183473467968" calcext:value-type="float">
            <text:p>0.95118347346796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9:47:09.161379039</meta:creation-date>
    <dc:date>2019-11-01T10:26:59.536238551</dc:date>
    <meta:editing-duration>PT39M49S</meta:editing-duration>
    <meta:editing-cycles>2</meta:editing-cycles>
    <meta:generator>LibreOffice/6.0.7.3$Linux_X86_64 LibreOffice_project/00m0$Build-3</meta:generator>
    <meta:document-statistic meta:table-count="11" meta:cell-count="504" meta:object-count="0"/>
  </office:meta>
</office:document-meta>
</file>